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9b9" officeooo:paragraph-rsid="001ef9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:<text:line-break/>Write a program that performs a sorting routine as discussed in class. Create <text:line-break/>an array of 10 integers (e.g., 63, 42, 27, 111, 55, 14, 66, 9, 75, 87). Pass <text:line-break/>this array to a separate function that sorts the integers and returns a vector <text:line-break/>containing the sorted integers. Use either the SELECTIONSORT algorithm or the <text:line-break/>INSERTIONSORT.<text:line-break/><text:line-break/>Code so far:<text:line-break/>#include &lt;iostream&gt;<text:line-break/>#include &lt;string&gt;<text:line-break/>#include &lt;vector&gt; <text:line-break/>#include &lt;cmath&gt;<text:line-break/>#include &lt;cstdlib&gt;<text:line-break/>#include &lt;ctime&gt;<text:line-break/>#include &lt;iomanip&gt;<text:line-break/><text:line-break/><text:line-break/>using namespace std;<text:line-break/><text:line-break/>vector&lt;int&gt; fillvector(int[], int);<text:line-break/>void selectionsort(int[], int);<text:line-break/><text:line-break/><text:line-break/>// main function ***********************************************************<text:line-break/><text:line-break/>int main ()<text:line-break/>{ <text:line-break/>int array[] = {63, 42, 27, 111, 55, 14, 66, 9, 75, 87};<text:line-break/>vector&lt;int&gt; myvector1; <text:line-break/>myvector1 = fillvector(array, 10);<text:line-break/><text:line-break/>for(int i=0; i &lt; myvector1.size(); ++i)<text:line-break/>{<text:line-break/>cout &lt;&lt; i+1 &lt;&lt; " : " &lt;&lt; myvector1[i] &lt;&lt; endl;<text:line-break/>}<text:line-break/><text:line-break/><text:line-break/><text:line-break/>// End of program statements<text:line-break/>cout &lt;&lt; "Please press enter once or twice to continue...";<text:line-break/>cin.ignore().get(); // hold console window open<text:line-break/>return EXIT_SUCCESS; // successful termination<text:line-break/><text:line-break/>}<text:line-break/>// end main() **************************************************************<text:line-break/><text:line-break/>vector&lt;int&gt; fillvector(int array[], int size)<text:line-break/>{<text:line-break/>vector&lt;int&gt; myvector(size);<text:line-break/><text:soft-page-break/>insertionsort(array,size);<text:line-break/><text:line-break/>for(int i=0; i &lt; size; ++i)<text:line-break/>{<text:line-break/>myvector[i] = array[i];<text:line-break/>}<text:line-break/><text:line-break/>return myvector;<text:line-break/>}<text:line-break/><text:line-break/>void sort(int[],int)<text:line-break/>{<text:line-break/><text:line-break/>}</text:p>
      <text:p text:style-name="Standard"/>
      <text:p text:style-name="Standard"/>
      <text:p text:style-name="P1">http://www.cplusplus.com/forum/general/142694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7:30:07.005513436</meta:creation-date>
    <dc:date>2014-09-17T22:10:23.860405324</dc:date>
    <meta:editing-duration>PT2H28M25S</meta:editing-duration>
    <meta:editing-cycles>1</meta:editing-cycles>
    <meta:document-statistic meta:table-count="0" meta:image-count="0" meta:object-count="0" meta:page-count="2" meta:paragraph-count="2" meta:word-count="188" meta:character-count="1395" meta:non-whitespace-character-count="1185"/>
    <meta:generator>LibreOffice/4.2.6.3$Linux_x86 LibreOffice_project/420m0$Build-3</meta:generator>
  </office:meta>
</office:document-meta>
</file>